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\0</text:p>
          </table:table-cell>
          <table:table-cell office:value-type="float" office:value="1" calcext:value-type="float">
            <text:p>1</text:p>
          </table:table-cell>
          <table:table-cell table:formula="of:=DEC2BIN([.B1];8)" office:value-type="string" office:string-value="00000001" calcext:value-type="string">
            <text:p>00000001</text:p>
          </table:table-cell>
          <table:table-cell office:value-type="string" calcext:value-type="string">
            <text:p>Fin de fichier</text:p>
          </table:table-cell>
        </table:table-row>
        <table:table-row table:style-name="ro1">
          <table:table-cell office:value-type="string" calcext:value-type="string">
            <text:p>\n</text:p>
          </table:table-cell>
          <table:table-cell office:value-type="float" office:value="2" calcext:value-type="float">
            <text:p>2</text:p>
          </table:table-cell>
          <table:table-cell table:formula="of:=DEC2BIN([.B2];8)" office:value-type="string" office:string-value="00000010" calcext:value-type="string">
            <text:p>00000010</text:p>
          </table:table-cell>
          <table:table-cell office:value-type="string" calcext:value-type="string">
            <text:p>Retour à la lign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formula="of:=DEC2BIN([.B3];8)" office:value-type="string" office:string-value="00000011" calcext:value-type="string">
            <text:p>00000011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DEC2BIN([.B4];8)" office:value-type="string" office:string-value="00000100" calcext:value-type="string">
            <text:p>0000010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DEC2BIN([.B5];8)" office:value-type="string" office:string-value="00000101" calcext:value-type="string">
            <text:p>0000010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DEC2BIN([.B6];8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DEC2BIN([.B7];8)" office:value-type="string" office:string-value="00000111" calcext:value-type="string">
            <text:p>0000011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DEC2BIN([.B8];8)" office:value-type="string" office:string-value="00001000" calcext:value-type="string">
            <text:p>0000100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DEC2BIN([.B9];8)" office:value-type="string" office:string-value="00001001" calcext:value-type="string">
            <text:p>0000100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DEC2BIN([.B10];8)" office:value-type="string" office:string-value="00001010" calcext:value-type="string">
            <text:p>0000101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DEC2BIN([.B11];8)" office:value-type="string" office:string-value="00001011" calcext:value-type="string">
            <text:p>0000101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table:formula="of:=DEC2BIN([.B12];8)" office:value-type="string" office:string-value="00001100" calcext:value-type="string">
            <text:p>0000110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table:formula="of:=DEC2BIN([.B13];8)" office:value-type="string" office:string-value="00001101" calcext:value-type="string">
            <text:p>0000110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table:formula="of:=DEC2BIN([.B14];8)" office:value-type="string" office:string-value="00001110" calcext:value-type="string">
            <text:p>0000111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formula="of:=DEC2BIN([.B15];8)" office:value-type="string" office:string-value="00001111" calcext:value-type="string">
            <text:p>0000111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formula="of:=DEC2BIN([.B16];8)" office:value-type="string" office:string-value="00010000" calcext:value-type="string">
            <text:p>0001000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table:formula="of:=DEC2BIN([.B17];8)" office:value-type="string" office:string-value="00010001" calcext:value-type="string">
            <text:p>0001000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 table:formula="of:=DEC2BIN([.B18];8)" office:value-type="string" office:string-value="00010010" calcext:value-type="string">
            <text:p>00010010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9" calcext:value-type="float">
            <text:p>19</text:p>
          </table:table-cell>
          <table:table-cell table:formula="of:=DEC2BIN([.B19];8)" office:value-type="string" office:string-value="00010011" calcext:value-type="string">
            <text:p>00010011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" calcext:value-type="float">
            <text:p>20</text:p>
          </table:table-cell>
          <table:table-cell table:formula="of:=DEC2BIN([.B20];8)" office:value-type="string" office:string-value="00010100" calcext:value-type="string">
            <text:p>0001010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table:formula="of:=DEC2BIN([.B21];8)" office:value-type="string" office:string-value="00010101" calcext:value-type="string">
            <text:p>0001010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table:formula="of:=DEC2BIN([.B22];8)" office:value-type="string" office:string-value="00010110" calcext:value-type="string">
            <text:p>00010110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table:formula="of:=DEC2BIN([.B23];8)" office:value-type="string" office:string-value="00010111" calcext:value-type="string">
            <text:p>00010111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 table:formula="of:=DEC2BIN([.B24];8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table:formula="of:=DEC2BIN([.B25];8)" office:value-type="string" office:string-value="00011001" calcext:value-type="string">
            <text:p>0001100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formula="of:=DEC2BIN([.B26];8)" office:value-type="string" office:string-value="00011010" calcext:value-type="string">
            <text:p>000110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table:formula="of:=DEC2BIN([.B27];8)" office:value-type="string" office:string-value="00011011" calcext:value-type="string">
            <text:p>0001101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" calcext:value-type="float">
            <text:p>28</text:p>
          </table:table-cell>
          <table:table-cell table:formula="of:=DEC2BIN([.B28];8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table:formula="of:=DEC2BIN([.B29];8)" office:value-type="string" office:string-value="00011101" calcext:value-type="string">
            <text:p>0001110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table:formula="of:=DEC2BIN([.B30];8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table:formula="of:=DEC2BIN([.B31];8)" office:value-type="string" office:string-value="00011111" calcext:value-type="string">
            <text:p>0001111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table:formula="of:=DEC2BIN([.B32];8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table:formula="of:=DEC2BIN([.B33];8)" office:value-type="string" office:string-value="00100001" calcext:value-type="string">
            <text:p>0010000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4" calcext:value-type="float">
            <text:p>34</text:p>
          </table:table-cell>
          <table:table-cell table:formula="of:=DEC2BIN([.B34];8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table:formula="of:=DEC2BIN([.B35];8)" office:value-type="string" office:string-value="00100011" calcext:value-type="string">
            <text:p>0010001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table:formula="of:=DEC2BIN([.B36];8)" office:value-type="string" office:string-value="00100100" calcext:value-type="string">
            <text:p>0010010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7" calcext:value-type="float">
            <text:p>37</text:p>
          </table:table-cell>
          <table:table-cell table:formula="of:=DEC2BIN([.B37];8)" office:value-type="string" office:string-value="00100101" calcext:value-type="string">
            <text:p>0010010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table:formula="of:=DEC2BIN([.B38];8)" office:value-type="string" office:string-value="00100110" calcext:value-type="string">
            <text:p>0010011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table:formula="of:=DEC2BIN([.B39];8)" office:value-type="string" office:string-value="00100111" calcext:value-type="string">
            <text:p>0010011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0" calcext:value-type="float">
            <text:p>40</text:p>
          </table:table-cell>
          <table:table-cell table:formula="of:=DEC2BIN([.B40];8)" office:value-type="string" office:string-value="00101000" calcext:value-type="string">
            <text:p>0010100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table:formula="of:=DEC2BIN([.B41];8)" office:value-type="string" office:string-value="00101001" calcext:value-type="string">
            <text:p>0010100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table:formula="of:=DEC2BIN([.B42];8)" office:value-type="string" office:string-value="00101010" calcext:value-type="string">
            <text:p>0010101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table:formula="of:=DEC2BIN([.B43];8)" office:value-type="string" office:string-value="00101011" calcext:value-type="string">
            <text:p>0010101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4" calcext:value-type="float">
            <text:p>44</text:p>
          </table:table-cell>
          <table:table-cell table:formula="of:=DEC2BIN([.B44];8)" office:value-type="string" office:string-value="00101100" calcext:value-type="string">
            <text:p>00101100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5" calcext:value-type="float">
            <text:p>45</text:p>
          </table:table-cell>
          <table:table-cell table:formula="of:=DEC2BIN([.B45];8)" office:value-type="string" office:string-value="00101101" calcext:value-type="string">
            <text:p>00101101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6" calcext:value-type="float">
            <text:p>46</text:p>
          </table:table-cell>
          <table:table-cell table:formula="of:=DEC2BIN([.B46];8)" office:value-type="string" office:string-value="00101110" calcext:value-type="string">
            <text:p>0010111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table:formula="of:=DEC2BIN([.B47];8)" office:value-type="string" office:string-value="00101111" calcext:value-type="string">
            <text:p>0010111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8" calcext:value-type="float">
            <text:p>48</text:p>
          </table:table-cell>
          <table:table-cell table:formula="of:=DEC2BIN([.B48];8)" office:value-type="string" office:string-value="00110000" calcext:value-type="string">
            <text:p>00110000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table:formula="of:=DEC2BIN([.B49];8)" office:value-type="string" office:string-value="00110001" calcext:value-type="string">
            <text:p>00110001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0" calcext:value-type="float">
            <text:p>50</text:p>
          </table:table-cell>
          <table:table-cell table:formula="of:=DEC2BIN([.B50];8)" office:value-type="string" office:string-value="00110010" calcext:value-type="string">
            <text:p>00110010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" calcext:value-type="float">
            <text:p>51</text:p>
          </table:table-cell>
          <table:table-cell table:formula="of:=DEC2BIN([.B51];8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2" calcext:value-type="float">
            <text:p>52</text:p>
          </table:table-cell>
          <table:table-cell table:formula="of:=DEC2BIN([.B52];8)" office:value-type="string" office:string-value="00110100" calcext:value-type="string">
            <text:p>0011010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table:formula="of:=DEC2BIN([.B53];8)" office:value-type="string" office:string-value="00110101" calcext:value-type="string">
            <text:p>0011010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4" calcext:value-type="float">
            <text:p>54</text:p>
          </table:table-cell>
          <table:table-cell table:formula="of:=DEC2BIN([.B54];8)" office:value-type="string" office:string-value="00110110" calcext:value-type="string">
            <text:p>00110110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5" calcext:value-type="float">
            <text:p>55</text:p>
          </table:table-cell>
          <table:table-cell table:formula="of:=DEC2BIN([.B55];8)" office:value-type="string" office:string-value="00110111" calcext:value-type="string">
            <text:p>001101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DEC2BIN([.B56];8)" office:value-type="string" office:string-value="00111000" calcext:value-type="string">
            <text:p>00111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formula="of:=DEC2BIN([.B57];8)" office:value-type="string" office:string-value="00111001" calcext:value-type="string">
            <text:p>00111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formula="of:=DEC2BIN([.B58];8)" office:value-type="string" office:string-value="00111010" calcext:value-type="string">
            <text:p>001110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formula="of:=DEC2BIN([.B59];8)" office:value-type="string" office:string-value="00111011" calcext:value-type="string">
            <text:p>001110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DEC2BIN([.B60];8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DEC2BIN([.B61];8)" office:value-type="string" office:string-value="00111101" calcext:value-type="string">
            <text:p>001111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DEC2BIN([.B62];8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formula="of:=DEC2BIN([.B63];8)" office:value-type="string" office:string-value="00111111" calcext:value-type="string">
            <text:p>0011111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DEC2BIN([.B64];8)" office:value-type="string" office:string-value="01000000" calcext:value-type="string">
            <text:p>010000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DEC2BIN([.B65];8)" office:value-type="string" office:string-value="01000001" calcext:value-type="string">
            <text:p>0100000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66" calcext:value-type="float">
            <text:p>66</text:p>
          </table:table-cell>
          <table:table-cell table:formula="of:=DEC2BIN([.B66];8)" office:value-type="string" office:string-value="01000010" calcext:value-type="string">
            <text:p>01000010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office:value-type="float" office:value="67" calcext:value-type="float">
            <text:p>67</text:p>
          </table:table-cell>
          <table:table-cell table:formula="of:=DEC2BIN([.B67];8)" office:value-type="string" office:string-value="01000011" calcext:value-type="string">
            <text:p>01000011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68" calcext:value-type="float">
            <text:p>68</text:p>
          </table:table-cell>
          <table:table-cell table:formula="of:=DEC2BIN([.B68];8)" office:value-type="string" office:string-value="01000100" calcext:value-type="string">
            <text:p>01000100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69" calcext:value-type="float">
            <text:p>69</text:p>
          </table:table-cell>
          <table:table-cell table:formula="of:=DEC2BIN([.B69];8)" office:value-type="string" office:string-value="01000101" calcext:value-type="string">
            <text:p>01000101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table:formula="of:=DEC2BIN([.B70];8)" office:value-type="string" office:string-value="01000110" calcext:value-type="string">
            <text:p>01000110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71" calcext:value-type="float">
            <text:p>71</text:p>
          </table:table-cell>
          <table:table-cell table:formula="of:=DEC2BIN([.B71];8)" office:value-type="string" office:string-value="01000111" calcext:value-type="string">
            <text:p>01000111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2" calcext:value-type="float">
            <text:p>72</text:p>
          </table:table-cell>
          <table:table-cell table:formula="of:=DEC2BIN([.B72];8)" office:value-type="string" office:string-value="01001000" calcext:value-type="string">
            <text:p>01001000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table:formula="of:=DEC2BIN([.B73];8)" office:value-type="string" office:string-value="01001001" calcext:value-type="string">
            <text:p>01001001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74" calcext:value-type="float">
            <text:p>74</text:p>
          </table:table-cell>
          <table:table-cell table:formula="of:=DEC2BIN([.B74];8)" office:value-type="string" office:string-value="01001010" calcext:value-type="string">
            <text:p>01001010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5" calcext:value-type="float">
            <text:p>75</text:p>
          </table:table-cell>
          <table:table-cell table:formula="of:=DEC2BIN([.B75];8)" office:value-type="string" office:string-value="01001011" calcext:value-type="string">
            <text:p>01001011</text:p>
          </table:table-cell>
          <table:table-cell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76" calcext:value-type="float">
            <text:p>76</text:p>
          </table:table-cell>
          <table:table-cell table:formula="of:=DEC2BIN([.B76];8)" office:value-type="string" office:string-value="01001100" calcext:value-type="string">
            <text:p>01001100</text:p>
          </table:table-cell>
          <table:table-cell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7" calcext:value-type="float">
            <text:p>77</text:p>
          </table:table-cell>
          <table:table-cell table:formula="of:=DEC2BIN([.B77];8)" office:value-type="string" office:string-value="01001101" calcext:value-type="string">
            <text:p>01001101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78" calcext:value-type="float">
            <text:p>78</text:p>
          </table:table-cell>
          <table:table-cell table:formula="of:=DEC2BIN([.B78];8)" office:value-type="string" office:string-value="01001110" calcext:value-type="string">
            <text:p>01001110</text:p>
          </table:table-cell>
          <table:table-cell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79" calcext:value-type="float">
            <text:p>79</text:p>
          </table:table-cell>
          <table:table-cell table:formula="of:=DEC2BIN([.B79];8)" office:value-type="string" office:string-value="01001111" calcext:value-type="string">
            <text:p>01001111</text:p>
          </table:table-cell>
          <table:table-cell/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80" calcext:value-type="float">
            <text:p>80</text:p>
          </table:table-cell>
          <table:table-cell table:formula="of:=DEC2BIN([.B80];8)" office:value-type="string" office:string-value="01010000" calcext:value-type="string">
            <text:p>01010000</text:p>
          </table:table-cell>
          <table:table-cell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81" calcext:value-type="float">
            <text:p>81</text:p>
          </table:table-cell>
          <table:table-cell table:formula="of:=DEC2BIN([.B81];8)" office:value-type="string" office:string-value="01010001" calcext:value-type="string">
            <text:p>01010001</text:p>
          </table:table-cell>
          <table:table-cell/>
        </table:table-row>
        <table:table-row table:style-name="ro1">
          <table:table-cell office:value-type="string" calcext:value-type="string">
            <text:p>}</text:p>
          </table:table-cell>
          <table:table-cell office:value-type="float" office:value="82" calcext:value-type="float">
            <text:p>82</text:p>
          </table:table-cell>
          <table:table-cell table:formula="of:=DEC2BIN([.B82];8)" office:value-type="string" office:string-value="01010010" calcext:value-type="string">
            <text:p>01010010</text:p>
          </table:table-cell>
          <table:table-cell/>
        </table:table-row>
        <table:table-row table:style-name="ro1">
          <table:table-cell office:value-type="string" calcext:value-type="string">
            <text:p>« </text:p>
          </table:table-cell>
          <table:table-cell office:value-type="float" office:value="83" calcext:value-type="float">
            <text:p>83</text:p>
          </table:table-cell>
          <table:table-cell table:formula="of:=DEC2BIN([.B83];8)" office:value-type="string" office:string-value="01010011" calcext:value-type="string">
            <text:p>010100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08:53:43.091000000</meta:creation-date>
    <dc:date>2024-12-10T09:12:42.462000000</dc:date>
    <meta:editing-duration>PT18M53S</meta:editing-duration>
    <meta:editing-cycles>17</meta:editing-cycles>
    <meta:generator>LibreOffice/7.5.1.2$Windows_X86_64 LibreOffice_project/fcbaee479e84c6cd81291587d2ee68cba099e129</meta:generator>
    <meta:document-statistic meta:table-count="1" meta:cell-count="252" meta:object-count="0"/>
  </office:meta>
</office:document-meta>
</file>